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80000001F27C6E506D.png"/>
  <manifest:file-entry manifest:media-type="image/png" manifest:full-path="Pictures/10000201000002800000019A1DA485EA.png"/>
  <manifest:file-entry manifest:media-type="image/jpeg" manifest:full-path="Pictures/10000000000000FA000000F255755E42.jpg"/>
  <manifest:file-entry manifest:media-type="image/png" manifest:full-path="Pictures/10000201000001C200000258DE141882.png"/>
  <manifest:file-entry manifest:media-type="image/png" manifest:full-path="Pictures/10000201000001C2000000CC1046442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" style:family="graphic" style:parent-style-name="objectwithoutfill">
      <style:graphic-properties draw:stroke="solid" draw:stroke-dash="Fine_20_Dashed_20__28_var_29_"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_20__28_var_29_" draw:fill="solid" draw:fill-color="#e6e6e6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Fine_20_Dashed_20__28_var_29_" draw:marker-start=""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_20__28_var_29_" svg:stroke-color="#000000" draw:marker-start="Arrow" draw:marker-start-width="0.3cm" draw:textarea-vertical-align="middle"/>
    </style:style>
    <style:style style:name="gr7" style:family="graphic" style:parent-style-name="standard">
      <style:graphic-properties draw:stroke="none" draw:stroke-dash="Fine_20_Dashed_20__28_var_29_" svg:stroke-color="#000000" draw:fill="none" draw:fill-color="#ffffff" fo:min-height="0.45cm"/>
    </style:style>
    <style:style style:name="gr8" style:family="graphic" style:parent-style-name="standard">
      <style:graphic-properties draw:stroke="none" draw:stroke-dash="Fine_20_Dashed_20__28_var_29_" svg:stroke-color="#000000" draw:fill="none" draw:fill-color="#ffffff" fo:min-height="0.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solid" draw:stroke-dash="Fine_20_Dashed_20__28_var_29_" draw:marker-start="Linienende_20_1" draw:marker-end="" draw:marker-end-width="0.3cm" draw:fill="none" draw:textarea-vertical-align="middle"/>
    </style:style>
    <style:style style:name="gr11" style:family="graphic" style:parent-style-name="standard">
      <style:graphic-properties draw:stroke="none" draw:stroke-dash="Fine_20_Dashed_20__28_var_29_" svg:stroke-color="#000000" draw:marker-start="Linienende_20_1" draw:fill="none" draw:fill-color="#ffffff" fo:min-height="0.4cm"/>
    </style:style>
    <style:style style:name="gr12" style:family="graphic" style:parent-style-name="objectwithoutfill">
      <style:graphic-properties draw:stroke="solid" draw:stroke-dash="Fine_20_Dashed_20__28_var_29_" draw:marker-start="" draw:marker-end="" draw:fill="none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1.7cm" svg:height="1.7cm" svg:x="5.2cm" svg:y="10.5cm">
          <text:p text:style-name="P1">MTA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7cm" svg:height="1.7cm" svg:x="1.747cm" svg:y="10.5cm">
          <text:p text:style-name="P1">MU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7cm" svg:height="1.7cm" svg:x="17.9cm" svg:y="10.5cm">
          <text:p text:style-name="P1">MU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7cm" svg:height="1.7cm" svg:x="14.4cm" svg:y="10.5cm">
          <text:p text:style-name="P1">MTA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7cm" svg:height="1.7cm" svg:x="8.1cm" svg:y="10.5cm">
          <text:p text:style-name="P1"><text:span text:style-name="T1">andere</text:span></text:p>
          <text:p text:style-name="P1">M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447cm" svg:y1="11.35cm" svg:x2="5.2cm" svg:y2="11.35cm" draw:start-shape="id1" draw:start-glue-point="1" draw:end-shape="id2" draw:end-glue-point="3" svg:d="m3447 11350h1753">
          <text:p/>
        </draw:connector>
        <draw:connector draw:style-name="gr3" draw:text-style-name="P1" draw:layer="layout" svg:x1="6.9cm" svg:y1="11.35cm" svg:x2="8.1cm" svg:y2="11.35cm" draw:start-shape="id2" draw:end-shape="id3" draw:end-glue-point="3" svg:d="m6900 11350h1200">
          <text:p/>
        </draw:connector>
        <draw:connector draw:style-name="gr3" draw:text-style-name="P1" draw:layer="layout" svg:x1="9.8cm" svg:y1="11.35cm" svg:x2="14.4cm" svg:y2="11.35cm" draw:start-shape="id3" draw:end-shape="id4" draw:end-glue-point="3" svg:d="m9800 11350h4600">
          <text:p/>
        </draw:connector>
        <draw:connector draw:style-name="gr3" draw:text-style-name="P1" draw:layer="layout" svg:x1="16.1cm" svg:y1="11.35cm" svg:x2="17.9cm" svg:y2="11.35cm" draw:start-shape="id4" draw:end-shape="id5" svg:d="m16100 11350h1800">
          <text:p/>
        </draw:connector>
        <draw:custom-shape draw:style-name="gr4" draw:text-style-name="P1" draw:layer="layout" svg:width="1.9cm" svg:height="1cm" svg:x="6cm" svg:y="8.5cm">
          <text:p text:style-name="P1">DN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8cm" svg:y1="10.5cm" svg:x2="6.6cm" svg:y2="9.5cm">
          <text:p/>
        </draw:line>
        <draw:line draw:style-name="gr6" draw:text-style-name="P1" draw:layer="layout" svg:x1="6.5cm" svg:y1="10.5cm" svg:x2="7.3cm" svg:y2="9.5cm">
          <text:p/>
        </draw:line>
        <draw:frame draw:style-name="gr7" draw:text-style-name="P1" draw:layer="layout" svg:width="5.6cm" svg:height="0.963cm" svg:x="1.4cm" svg:y="8.5cm">
          <draw:text-box>
            <text:p text:style-name="P2">Sender:</text:p>
          </draw:text-box>
        </draw:frame>
        <draw:frame draw:style-name="gr8" draw:layer="layout" svg:width="5.2cm" svg:height="1.05cm" svg:x="14.1cm" svg:y="8.55cm">
          <draw:text-box>
            <text:p>Empfänger:</text:p>
          </draw:text-box>
        </draw:frame>
        <draw:frame draw:style-name="gr9" draw:text-style-name="P1" draw:layer="layout" svg:width="1.382cm" svg:height="1.9cm" svg:x="0.918cm" svg:y="14.207cm">
          <draw:image xlink:href="Pictures/10000201000001C200000258DE141882.png" xlink:type="simple" xlink:show="embed" xlink:actuate="onLoad">
            <text:p/>
          </draw:image>
        </draw:frame>
        <draw:frame draw:style-name="gr9" draw:text-style-name="P1" draw:layer="layout" svg:width="1.51cm" svg:height="1cm" svg:x="2.79cm" svg:y="14.707cm">
          <draw:image xlink:href="Pictures/10000201000002800000019A1DA485EA.png" xlink:type="simple" xlink:show="embed" xlink:actuate="onLoad">
            <text:p/>
          </draw:image>
        </draw:frame>
        <draw:frame draw:style-name="gr9" draw:text-style-name="P1" draw:layer="layout" svg:width="3.047cm" svg:height="2.91cm" svg:x="4.6cm" svg:y="13.607cm">
          <draw:image xlink:href="Pictures/10000000000000FA000000F255755E42.jpg" xlink:type="simple" xlink:show="embed" xlink:actuate="onLoad">
            <text:p/>
          </draw:image>
        </draw:frame>
        <draw:frame draw:style-name="gr9" draw:text-style-name="P1" draw:layer="layout" svg:width="1.382cm" svg:height="1.9cm" svg:x="18.1cm" svg:y="14.207cm">
          <draw:image xlink:href="Pictures/10000201000001C200000258DE141882.png" xlink:type="simple" xlink:show="embed" xlink:actuate="onLoad">
            <text:p/>
          </draw:image>
        </draw:frame>
        <draw:frame draw:style-name="gr9" draw:text-style-name="P1" draw:layer="layout" svg:width="2.804cm" svg:height="1.9cm" svg:x="13.696cm" svg:y="14.107cm">
          <draw:image xlink:href="Pictures/1000020100000280000001F27C6E506D.png" xlink:type="simple" xlink:show="embed" xlink:actuate="onLoad">
            <text:p/>
          </draw:image>
        </draw:frame>
        <draw:line draw:style-name="gr10" draw:text-style-name="P1" draw:layer="layout" svg:x1="2.8cm" svg:y1="15.2cm" svg:x2="2.3cm" svg:y2="15.2cm">
          <text:p/>
        </draw:line>
        <draw:line draw:style-name="gr10" draw:text-style-name="P1" draw:layer="layout" svg:x1="5cm" svg:y1="15.2cm" svg:x2="4.3cm" svg:y2="15.2cm">
          <text:p/>
        </draw:line>
        <draw:line draw:style-name="gr10" draw:text-style-name="P1" draw:layer="layout" svg:x1="9.8cm" svg:y1="15.2cm" svg:x2="7.3cm" svg:y2="15.2cm">
          <text:p/>
        </draw:line>
        <draw:line draw:style-name="gr10" draw:text-style-name="P1" draw:layer="layout" svg:x1="18.1cm" svg:y1="15.279cm" svg:x2="16.5cm" svg:y2="15.279cm">
          <text:p/>
        </draw:line>
        <draw:frame draw:style-name="gr11" draw:text-style-name="P3" draw:layer="layout" svg:width="3.2cm" svg:height="0.963cm" svg:x="10cm" svg:y="10.5cm">
          <draw:text-box>
            <text:p text:style-name="P3"><text:span text:style-name="T2">SMTP</text:span></text:p>
          </draw:text-box>
        </draw:frame>
        <draw:line draw:style-name="gr12" draw:text-style-name="P1" draw:layer="layout" svg:x1="2.338cm" svg:y1="12.6cm" svg:x2="1.8cm" svg:y2="13.9cm">
          <text:p/>
        </draw:line>
        <draw:line draw:style-name="gr12" draw:text-style-name="P1" draw:layer="layout" svg:x1="2.847cm" svg:y1="12.599cm" svg:x2="3.279cm" svg:y2="13.9cm">
          <text:p/>
        </draw:line>
        <draw:line draw:style-name="gr12" draw:text-style-name="P1" draw:layer="layout" svg:x1="6.12cm" svg:y1="12.5cm" svg:x2="6.12cm" svg:y2="13.9cm">
          <text:p/>
        </draw:line>
        <draw:line draw:style-name="gr12" draw:text-style-name="P1" draw:layer="layout" svg:x1="10.9cm" svg:y1="11.9cm" svg:x2="10.9cm" svg:y2="13.9cm">
          <text:p/>
        </draw:line>
        <draw:line draw:style-name="gr12" draw:text-style-name="P1" draw:layer="layout" svg:x1="15.3cm" svg:y1="12.5cm" svg:x2="15.3cm" svg:y2="13.9cm">
          <text:p/>
        </draw:line>
        <draw:line draw:style-name="gr12" draw:text-style-name="P1" draw:layer="layout" svg:x1="18.8cm" svg:y1="12.5cm" svg:x2="18.8cm" svg:y2="13.9cm">
          <text:p/>
        </draw:line>
        <draw:frame draw:style-name="gr13" draw:text-style-name="P1" draw:layer="layout" svg:width="3.3cm" svg:height="1.5cm" svg:x="9.8cm" svg:y="14.5cm">
          <draw:image xlink:href="Pictures/10000201000001C2000000CC1046442A.png" xlink:type="simple" xlink:show="embed" xlink:actuate="onLoad">
            <text:p/>
          </draw:image>
        </draw:frame>
        <draw:line draw:style-name="gr10" draw:text-style-name="P1" draw:layer="layout" svg:x1="13.899cm" svg:y1="15.306cm" svg:x2="12.699cm" svg:y2="15.3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ienende_20_1" draw:display-name="Linienende 1" svg:viewBox="0 0 1131 902" svg:d="m564 0-564 902h1131z"/>
    <draw:marker draw:name="Linienende_20_2" draw:display-name="Linienende 2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6T21:37:31.84</meta:creation-date>
    <dc:date>2013-01-16T23:18:14.73</dc:date>
    <meta:editing-duration>PT7M57S</meta:editing-duration>
    <meta:editing-cycles>1</meta:editing-cycles>
    <meta:generator>OpenOffice.org/3.4.1$Win32 OpenOffice.org_project/341m1$Build-9593</meta:generator>
    <meta:document-statistic meta:object-count="32"/>
  </office:meta>
</office:document-meta>
</file>